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4" style:master-page-name="MP0" style:family="paragraph">
      <style:paragraph-properties fo:break-before="page"/>
    </style:style>
    <style:style style:name="T1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1" style:parent-style-name="TDC2" style:family="paragraph">
      <style:paragraph-properties>
        <style:tab-stops>
          <style:tab-stop style:type="right" style:leader-style="dotted" style:leader-text="." style:position="6.5194in"/>
        </style:tab-stops>
      </style:paragraph-properties>
    </style:style>
    <style:style style:name="P12" style:parent-style-name="TDC2" style:family="paragraph">
      <style:paragraph-properties>
        <style:tab-stops>
          <style:tab-stop style:type="right" style:leader-style="dotted" style:leader-text="." style:position="6.5194in"/>
        </style:tab-stops>
      </style:paragraph-properties>
    </style:style>
    <style:style style:name="P13" style:parent-style-name="TDC2" style:family="paragraph">
      <style:paragraph-properties>
        <style:tab-stops>
          <style:tab-stop style:type="right" style:leader-style="dotted" style:leader-text="." style:position="6.5194in"/>
        </style:tab-stops>
      </style:paragraph-properties>
    </style:style>
    <style:style style:name="P14" style:parent-style-name="TDC2" style:family="paragraph">
      <style:paragraph-properties>
        <style:tab-stops>
          <style:tab-stop style:type="right" style:leader-style="dotted" style:leader-text="." style:position="6.5194in"/>
        </style:tab-stops>
      </style:paragraph-properties>
    </style:style>
    <style:style style:name="P15" style:parent-style-name="TDC2" style:family="paragraph">
      <style:paragraph-properties>
        <style:tab-stops>
          <style:tab-stop style:type="right" style:leader-style="dotted" style:leader-text="." style:position="6.5194in"/>
        </style:tab-stops>
      </style:paragraph-properties>
    </style:style>
    <style:style style:name="P16" style:parent-style-name="TDC2" style:family="paragraph">
      <style:paragraph-properties>
        <style:tab-stops>
          <style:tab-stop style:type="right" style:leader-style="dotted" style:leader-text="." style:position="6.5194in"/>
        </style:tab-stops>
      </style:paragraph-properties>
    </style:style>
    <style:style style:name="P17" style:parent-style-name="TDC2" style:family="paragraph">
      <style:paragraph-properties>
        <style:tab-stops>
          <style:tab-stop style:type="right" style:leader-style="dotted" style:leader-text="." style:position="6.5194in"/>
        </style:tab-stops>
      </style:paragraph-properties>
    </style:style>
    <style:style style:name="P18" style:parent-style-name="TDC2" style:family="paragraph">
      <style:paragraph-properties>
        <style:tab-stops>
          <style:tab-stop style:type="right" style:leader-style="dotted" style:leader-text="." style:position="6.5194in"/>
        </style:tab-stops>
      </style:paragraph-properties>
    </style:style>
    <style:style style:name="P19" style:parent-style-name="TDC2" style:family="paragraph">
      <style:paragraph-properties>
        <style:tab-stops>
          <style:tab-stop style:type="right" style:leader-style="dotted" style:leader-text="." style:position="6.5194in"/>
        </style:tab-stops>
      </style:paragraph-properties>
    </style:style>
    <style:style style:name="P20" style:parent-style-name="TDC2" style:family="paragraph">
      <style:paragraph-properties>
        <style:tab-stops>
          <style:tab-stop style:type="right" style:leader-style="dotted" style:leader-text="." style:position="6.5194in"/>
        </style:tab-stops>
      </style:paragraph-properties>
    </style:style>
    <style:style style:name="P21" style:parent-style-name="TDC2" style:family="paragraph">
      <style:paragraph-properties>
        <style:tab-stops>
          <style:tab-stop style:type="right" style:leader-style="dotted" style:leader-text="." style:position="6.5194in"/>
        </style:tab-stops>
      </style:paragraph-properties>
    </style:style>
    <style:style style:name="P22" style:parent-style-name="TDC2" style:family="paragraph">
      <style:paragraph-properties>
        <style:tab-stops>
          <style:tab-stop style:type="right" style:leader-style="dotted" style:leader-text="." style:position="6.5194in"/>
        </style:tab-stops>
      </style:paragraph-properties>
    </style:style>
    <style:style style:name="T2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4" style:parent-style-name="TDC2" style:family="paragraph">
      <style:paragraph-properties>
        <style:tab-stops>
          <style:tab-stop style:type="right" style:leader-style="dotted" style:leader-text="." style:position="6.5194in"/>
        </style:tab-stops>
      </style:paragraph-properties>
    </style:style>
    <style:style style:name="P25" style:parent-style-name="TDC2" style:family="paragraph">
      <style:paragraph-properties>
        <style:tab-stops>
          <style:tab-stop style:type="right" style:leader-style="dotted" style:leader-text="." style:position="6.5194in"/>
        </style:tab-stops>
      </style:paragraph-properties>
    </style:style>
    <style:style style:name="P26" style:parent-style-name="Normal" style:family="paragraph">
      <style:paragraph-properties fo:break-before="page"/>
      <style:text-properties style:font-name="Calibri Light" style:font-name-asian="Times New Roman" style:font-name-complex="Mangal" fo:color="#2E74B5" fo:font-size="16pt" style:font-size-asian="16pt" style:font-size-complex="14.5pt" fo:hyphenate="true"/>
    </style:style>
    <style:style style:name="P27" style:parent-style-name="Título1" style:family="paragraph">
      <style:paragraph-properties fo:text-align="center"/>
    </style:style>
    <style:style style:name="P28" style:parent-style-name="Título2" style:family="paragraph">
      <style:paragraph-properties fo:text-align="center"/>
    </style:style>
    <style:style style:name="P29" style:parent-style-name="Sinespaciado" style:family="paragraph">
      <style:text-properties fo:font-weight="bold" style:font-weight-asian="bold"/>
    </style:style>
    <style:style style:name="T31" style:parent-style-name="Fuentedepárrafopredeter." style:family="text">
      <style:text-properties style:font-name="Arial" style:font-name-complex="Arial"/>
    </style:style>
    <style:style style:name="P30" style:parent-style-name="PreformattedText" style:family="paragraph">
      <style:paragraph-properties>
        <style:drop-cap style:length="1" style:lines="3"/>
      </style:paragraph-properties>
    </style:style>
    <style:style style:name="T32" style:parent-style-name="Fuentedepárrafopredeter." style:family="text">
      <style:text-properties style:font-name="Arial" style:font-name-complex="Arial"/>
    </style:style>
    <style:style style:name="P33" style:parent-style-name="PreformattedText" style:family="paragraph">
      <style:text-properties style:font-name="Arial" style:font-name-complex="Arial"/>
    </style:style>
    <style:style style:name="S1" style:family="section">
      <style:section-properties fo:margin-left="0in" fo:margin-right="0in" style:writing-mode="lr-tb">
        <style:columns fo:column-count="3" fo:column-gap="0.5in"/>
      </style:section-properties>
    </style:style>
    <style:style style:name="P34" style:parent-style-name="PreformattedText" style:family="paragraph">
      <style:paragraph-properties fo:text-align="center"/>
      <style:text-properties style:font-name="Arial" style:font-name-complex="Arial"/>
    </style:style>
    <style:style style:name="P35" style:parent-style-name="PreformattedText" style:family="paragraph">
      <style:paragraph-properties fo:text-align="center"/>
      <style:text-properties style:font-name="Arial" style:font-name-complex="Arial"/>
    </style:style>
    <style:style style:name="P36" style:parent-style-name="PreformattedText" style:family="paragraph">
      <style:paragraph-properties fo:text-align="center"/>
      <style:text-properties style:font-name="Arial" style:font-name-complex="Arial"/>
    </style:style>
    <style:style style:name="P37" style:parent-style-name="PreformattedText" style:family="paragraph">
      <style:paragraph-properties fo:text-align="center"/>
      <style:text-properties style:font-name="Arial" style:font-name-complex="Arial"/>
    </style:style>
    <style:style style:name="P38" style:parent-style-name="PreformattedText" style:family="paragraph">
      <style:paragraph-properties fo:text-align="center"/>
      <style:text-properties style:font-name="Arial" style:font-name-complex="Arial"/>
    </style:style>
    <style:style style:name="P39" style:parent-style-name="PreformattedText" style:family="paragraph">
      <style:paragraph-properties fo:text-align="center"/>
      <style:text-properties style:font-name="Arial" style:font-name-complex="Arial"/>
    </style:style>
    <style:style style:name="S2" style:family="section">
      <style:section-properties fo:margin-left="0in" fo:margin-right="0in" style:writing-mode="lr-tb"/>
    </style:style>
    <style:style style:name="P40" style:parent-style-name="PreformattedText" style:family="paragraph">
      <style:paragraph-properties fo:text-align="center"/>
      <style:text-properties style:font-name="Arial" style:font-name-complex="Arial"/>
    </style:style>
    <style:style style:name="P41" style:parent-style-name="PreformattedText" style:family="paragraph">
      <style:text-properties style:font-name="Arial" style:font-name-complex="Arial"/>
    </style:style>
    <style:style style:name="T42" style:parent-style-name="Fuentedepárrafopredeter." style:family="text">
      <style:text-properties style:font-name="Arial" style:font-name-complex="Arial"/>
    </style:style>
    <style:style style:name="T43" style:parent-style-name="Fuentedepárrafopredeter." style:family="text">
      <style:text-properties style:font-name="Arial" style:font-name-complex="Arial"/>
    </style:style>
    <style:style style:name="T44" style:parent-style-name="Fuentedepárrafopredeter." style:family="text">
      <style:text-properties style:font-name="Arial" style:font-name-complex="Arial"/>
    </style:style>
    <style:style style:name="P45" style:parent-style-name="PreformattedText" style:family="paragraph">
      <style:text-properties style:font-name="Arial" style:font-name-complex="Arial"/>
    </style:style>
    <style:style style:name="P46" style:parent-style-name="Título2" style:family="paragraph">
      <style:paragraph-properties fo:text-align="center"/>
    </style:style>
    <style:style style:name="P47" style:parent-style-name="PreformattedText" style:family="paragraph">
      <style:text-properties style:font-name="Arial" style:font-name-complex="Arial"/>
    </style:style>
    <style:style style:name="S3" style:family="section">
      <style:section-properties fo:margin-left="0in" fo:margin-right="0in" style:writing-mode="lr-tb">
        <style:columns fo:column-count="2" fo:column-gap="0.5in"/>
      </style:section-properties>
    </style:style>
    <style:style style:name="T48" style:parent-style-name="Fuentedepárrafopredeter." style:family="text">
      <style:text-properties style:font-name="Arial" style:font-name-complex="Arial"/>
    </style:style>
    <style:style style:name="T49" style:parent-style-name="Fuentedepárrafopredeter." style:family="text">
      <style:text-properties style:font-name="Arial" style:font-name-complex="Arial"/>
    </style:style>
    <style:style style:name="S4" style:family="section">
      <style:section-properties fo:margin-left="0in" fo:margin-right="0in" style:writing-mode="lr-tb"/>
    </style:style>
    <style:style style:name="P50" style:parent-style-name="PreformattedText" style:family="paragraph">
      <style:text-properties style:font-name="Arial" style:font-name-complex="Arial"/>
    </style:style>
    <style:style style:name="P51" style:parent-style-name="PreformattedText" style:family="paragraph">
      <style:text-properties style:font-name="Arial" style:font-name-complex="Arial"/>
    </style:style>
    <style:style style:name="P52" style:parent-style-name="Título2" style:family="paragraph">
      <style:paragraph-properties fo:text-align="center"/>
    </style:style>
    <style:style style:name="P53" style:parent-style-name="PreformattedText" style:family="paragraph">
      <style:text-properties style:font-name="Arial" style:font-name-complex="Arial"/>
    </style:style>
    <style:style style:name="P54" style:parent-style-name="PreformattedText" style:family="paragraph">
      <style:text-properties style:font-name="Arial" style:font-name-complex="Arial"/>
    </style:style>
    <style:style style:name="S5" style:family="section">
      <style:section-properties fo:margin-left="0in" fo:margin-right="0in" style:writing-mode="lr-tb">
        <style:columns fo:column-count="3">
          <style:column style:rel-width="3092*" fo:start-indent="0in" fo:end-indent="0.25in"/>
          <style:column style:rel-width="3453*" fo:start-indent="0.2506in" fo:end-indent="0.25in"/>
          <style:column style:rel-width="3093*" fo:start-indent="0.2506in" fo:end-indent="0in"/>
        </style:columns>
      </style:section-properties>
    </style:style>
    <style:style style:name="P55" style:parent-style-name="Título2" style:family="paragraph">
      <style:paragraph-properties fo:text-align="center"/>
    </style:style>
    <style:style style:name="P56" style:parent-style-name="PreformattedText" style:family="paragraph">
      <style:paragraph-properties fo:text-align="center"/>
    </style:style>
    <style:style style:name="T57" style:parent-style-name="Fuentedepárrafopredeter." style:family="text">
      <style:text-properties style:font-name="Arial" style:font-name-complex="Arial"/>
    </style:style>
    <style:style style:name="P58" style:parent-style-name="Título2" style:family="paragraph">
      <style:paragraph-properties fo:break-before="column" fo:text-align="center"/>
    </style:style>
    <style:style style:name="P59" style:parent-style-name="PreformattedText" style:family="paragraph">
      <style:paragraph-properties fo:text-align="center"/>
    </style:style>
    <style:style style:name="T60" style:parent-style-name="Fuentedepárrafopredeter." style:family="text">
      <style:text-properties style:font-name="Arial" style:font-name-complex="Arial"/>
    </style:style>
    <style:style style:name="P61" style:parent-style-name="Título2" style:family="paragraph">
      <style:paragraph-properties fo:break-before="column" fo:text-align="center"/>
    </style:style>
    <style:style style:name="P62" style:parent-style-name="PreformattedText" style:family="paragraph">
      <style:paragraph-properties fo:text-align="center"/>
      <style:text-properties style:font-name="Arial" style:font-name-complex="Arial"/>
    </style:style>
    <style:style style:name="P63" style:parent-style-name="PreformattedText" style:family="paragraph">
      <style:paragraph-properties fo:text-align="center"/>
      <style:text-properties style:font-name="Arial" style:font-name-complex="Arial"/>
    </style:style>
    <style:style style:name="P64" style:parent-style-name="PreformattedText" style:family="paragraph">
      <style:paragraph-properties fo:text-align="center"/>
      <style:text-properties style:font-name="Arial" style:font-name-complex="Arial"/>
    </style:style>
    <style:style style:name="S6" style:family="section">
      <style:section-properties fo:margin-left="0in" fo:margin-right="0in" style:writing-mode="lr-tb"/>
    </style:style>
    <style:style style:name="P65" style:parent-style-name="PreformattedText" style:family="paragraph">
      <style:text-properties style:font-name="Arial" style:font-name-complex="Arial"/>
    </style:style>
    <style:style style:name="P66" style:parent-style-name="PreformattedText" style:family="paragraph">
      <style:text-properties style:font-name="Arial" style:font-name-complex="Arial"/>
    </style:style>
    <style:style style:name="P67" style:parent-style-name="Normal" style:family="paragraph">
      <style:paragraph-properties fo:break-before="page"/>
      <style:text-properties fo:hyphenate="true"/>
    </style:style>
    <style:style style:name="P68" style:parent-style-name="Título2" style:family="paragraph">
      <style:paragraph-properties fo:text-align="center"/>
    </style:style>
    <style:style style:name="P69" style:parent-style-name="PreformattedText" style:family="paragraph">
      <style:text-properties style:font-name="Arial" style:font-name-complex="Arial"/>
    </style:style>
    <style:style style:name="P70" style:parent-style-name="PreformattedText" style:family="paragraph">
      <style:text-properties style:font-name="Arial" style:font-name-complex="Arial"/>
    </style:style>
    <style:style style:name="P71" style:parent-style-name="PreformattedText" style:family="paragraph">
      <style:text-properties style:font-name="Arial" style:font-name-complex="Arial"/>
    </style:style>
    <style:style style:name="P72" style:parent-style-name="Título2" style:family="paragraph">
      <style:paragraph-properties fo:text-align="center"/>
    </style:style>
    <style:style style:name="P73" style:parent-style-name="PreformattedText" style:family="paragraph">
      <style:text-properties style:font-name="Arial" style:font-name-complex="Arial"/>
    </style:style>
    <style:style style:name="P74" style:parent-style-name="PreformattedText" style:family="paragraph">
      <style:text-properties style:font-name="Arial" style:font-name-complex="Arial"/>
    </style:style>
    <style:style style:name="P75" style:parent-style-name="PreformattedText" style:family="paragraph">
      <style:text-properties style:font-name="Arial" style:font-name-complex="Arial" fo:font-weight="bold" style:font-weight-asian="bold"/>
    </style:style>
    <style:style style:name="S7" style:family="section">
      <style:section-properties fo:margin-left="0in" fo:margin-right="0in" style:writing-mode="lr-tb">
        <style:columns fo:column-count="2">
          <style:column style:rel-width="4819*" fo:start-indent="0in" fo:end-indent="0.2465in"/>
          <style:column style:rel-width="4819*" fo:start-indent="0.2465in" fo:end-indent="0in"/>
        </style:columns>
      </style:section-properties>
    </style:style>
    <style:style style:name="T76" style:parent-style-name="Fuentedepárrafopredeter." style:family="text">
      <style:text-properties style:font-name="Arial" style:font-name-complex="Arial"/>
    </style:style>
    <style:style style:name="T77" style:parent-style-name="Fuentedepárrafopredeter." style:family="text">
      <style:text-properties style:font-name="Arial" style:font-name-complex="Arial"/>
    </style:style>
    <style:style style:name="P78" style:parent-style-name="PreformattedText" style:family="paragraph">
      <style:text-properties style:font-name="Arial" style:font-name-complex="Arial"/>
    </style:style>
    <style:style style:name="P79" style:parent-style-name="PreformattedText" style:family="paragraph">
      <style:text-properties style:font-name="Arial" style:font-name-complex="Arial"/>
    </style:style>
    <style:style style:name="S8" style:family="section">
      <style:section-properties fo:margin-left="0in" fo:margin-right="0in" style:writing-mode="lr-tb"/>
    </style:style>
    <style:style style:name="P80" style:parent-style-name="PreformattedText" style:family="paragraph">
      <style:text-properties style:font-name="Arial" style:font-name-complex="Arial"/>
    </style:style>
    <style:style style:name="P81" style:parent-style-name="PreformattedText" style:family="paragraph">
      <style:text-properties style:font-name="Arial" style:font-name-complex="Arial"/>
    </style:style>
    <style:style style:name="P82" style:parent-style-name="PreformattedText" style:family="paragraph">
      <style:text-properties style:font-name="Arial" style:font-name-complex="Arial"/>
    </style:style>
    <style:style style:name="P83" style:parent-style-name="Título2" style:family="paragraph">
      <style:paragraph-properties fo:text-align="center"/>
    </style:style>
    <style:style style:name="P84" style:parent-style-name="PreformattedText" style:family="paragraph">
      <style:text-properties style:font-name="Arial" style:font-name-complex="Arial"/>
    </style:style>
    <style:style style:name="P85" style:parent-style-name="PreformattedText" style:family="paragraph">
      <style:text-properties style:font-name="Arial" style:font-name-complex="Arial"/>
    </style:style>
    <style:style style:name="P86" style:parent-style-name="PreformattedText" style:family="paragraph">
      <style:text-properties style:font-name="Arial" style:font-name-complex="Arial"/>
    </style:style>
    <style:style style:name="P87" style:parent-style-name="PreformattedText" style:family="paragraph">
      <style:text-properties style:font-name="Arial" style:font-name-complex="Arial"/>
    </style:style>
    <style:style style:name="P88" style:parent-style-name="Título2" style:family="paragraph">
      <style:paragraph-properties fo:text-align="center"/>
    </style:style>
    <style:style style:name="P89" style:parent-style-name="PreformattedText" style:family="paragraph">
      <style:text-properties style:font-name="Arial" style:font-name-complex="Arial"/>
    </style:style>
    <style:style style:name="P90" style:parent-style-name="PreformattedText" style:family="paragraph">
      <style:text-properties style:font-name="Arial" style:font-name-complex="Arial"/>
    </style:style>
    <style:style style:name="P91" style:parent-style-name="PreformattedText" style:family="paragraph">
      <style:text-properties style:font-name="Arial" style:font-name-complex="Arial"/>
    </style:style>
    <style:style style:name="P92" style:parent-style-name="PreformattedText" style:family="paragraph">
      <style:text-properties style:font-name="Arial" style:font-name-complex="Arial"/>
    </style:style>
    <style:style style:name="P93" style:parent-style-name="Título2" style:family="paragraph">
      <style:paragraph-properties fo:text-align="center"/>
    </style:style>
    <style:style style:name="P94" style:parent-style-name="PreformattedText" style:family="paragraph">
      <style:text-properties style:font-name="Arial" style:font-name-complex="Arial"/>
    </style:style>
    <style:style style:name="P95" style:parent-style-name="PreformattedText" style:family="paragraph">
      <style:text-properties style:font-name="Arial" style:font-name-complex="Arial"/>
    </style:style>
    <style:style style:name="P96" style:parent-style-name="PreformattedText" style:family="paragraph">
      <style:text-properties style:font-name="Arial" style:font-name-complex="Arial"/>
    </style:style>
    <style:style style:name="P97" style:parent-style-name="PreformattedText" style:family="paragraph">
      <style:text-properties style:font-name="Arial" style:font-name-complex="Arial"/>
    </style:style>
    <style:style style:name="P98" style:parent-style-name="Título2" style:family="paragraph">
      <style:paragraph-properties fo:text-align="center"/>
    </style:style>
    <style:style style:name="P99" style:parent-style-name="PreformattedText" style:family="paragraph">
      <style:text-properties style:font-name="Arial" style:font-name-complex="Arial"/>
    </style:style>
    <style:style style:name="P100" style:parent-style-name="PreformattedText" style:family="paragraph">
      <style:text-properties style:font-name="Arial" style:font-name-complex="Arial"/>
    </style:style>
    <style:style style:name="P101" style:parent-style-name="PreformattedText" style:family="paragraph">
      <style:text-properties style:font-name="Arial" style:font-name-complex="Arial"/>
    </style:style>
    <style:style style:name="P102" style:parent-style-name="Normal" style:family="paragraph">
      <style:paragraph-properties fo:break-before="page"/>
    </style:style>
    <style:style style:name="P103" style:parent-style-name="Título1" style:family="paragraph">
      <style:paragraph-properties fo:text-align="center"/>
    </style:style>
    <style:style style:name="P104" style:parent-style-name="PreformattedText" style:family="paragraph">
      <style:text-properties style:font-name="Arial" style:font-name-complex="Arial" fo:font-weight="bold" style:font-weight-asian="bold"/>
    </style:style>
    <style:style style:name="S9" style:family="section">
      <style:section-properties fo:margin-left="0in" fo:margin-right="0in" style:writing-mode="lr-tb">
        <style:columns fo:column-count="3" fo:column-gap="0.5in"/>
      </style:section-properties>
    </style:style>
    <style:style style:name="T105" style:parent-style-name="Fuentedepárrafopredeter." style:family="text">
      <style:text-properties style:font-name="Arial" style:font-name-complex="Arial"/>
    </style:style>
    <style:style style:name="P106" style:parent-style-name="PreformattedText" style:family="paragraph">
      <style:text-properties style:font-name="Arial" style:font-name-complex="Arial"/>
    </style:style>
    <style:style style:name="T107" style:parent-style-name="Fuentedepárrafopredeter." style:family="text">
      <style:text-properties style:font-name="Arial" style:font-name-complex="Arial"/>
    </style:style>
    <style:style style:name="P108" style:parent-style-name="PreformattedText" style:family="paragraph">
      <style:text-properties style:font-name="Arial" style:font-name-complex="Arial"/>
    </style:style>
    <style:style style:name="P109" style:parent-style-name="PreformattedText" style:family="paragraph">
      <style:text-properties style:font-name="Arial" style:font-name-complex="Arial"/>
    </style:style>
    <style:style style:name="T110" style:parent-style-name="Fuentedepárrafopredeter." style:family="text">
      <style:text-properties style:font-name="Arial" style:font-name-complex="Arial"/>
    </style:style>
    <style:style style:name="P111" style:parent-style-name="PreformattedText" style:family="paragraph">
      <style:text-properties style:font-name="Arial" style:font-name-complex="Arial"/>
    </style:style>
    <style:style style:name="P112" style:parent-style-name="PreformattedText" style:family="paragraph">
      <style:text-properties style:font-name="Arial" style:font-name-complex="Arial" fo:font-weight="bold" style:font-weight-asian="bold"/>
    </style:style>
    <style:style style:name="P113" style:parent-style-name="PreformattedText" style:family="paragraph">
      <style:text-properties style:font-name="Arial" style:font-name-complex="Arial" fo:font-weight="bold" style:font-weight-asian="bold"/>
    </style:style>
    <style:style style:name="P114" style:parent-style-name="PreformattedText" style:family="paragraph">
      <style:text-properties style:font-name="Arial" style:font-name-complex="Arial" fo:font-weight="bold" style:font-weight-asian="bold"/>
    </style:style>
    <style:style style:name="T115" style:parent-style-name="Fuentedepárrafopredeter." style:family="text">
      <style:text-properties style:font-name="Arial" style:font-name-complex="Arial"/>
    </style:style>
    <style:style style:name="P116" style:parent-style-name="PreformattedText" style:family="paragraph">
      <style:text-properties style:font-name="Arial" style:font-name-complex="Arial"/>
    </style:style>
    <style:style style:name="T117" style:parent-style-name="Fuentedepárrafopredeter." style:family="text">
      <style:text-properties style:font-name="Arial" style:font-name-complex="Arial"/>
    </style:style>
    <style:style style:name="P118" style:parent-style-name="PreformattedText" style:family="paragraph">
      <style:text-properties style:font-name="Arial" style:font-name-complex="Arial"/>
    </style:style>
    <style:style style:name="T119" style:parent-style-name="Fuentedepárrafopredeter." style:family="text">
      <style:text-properties style:font-name="Arial" style:font-name-complex="Arial"/>
    </style:style>
    <style:style style:name="P120" style:parent-style-name="PreformattedText" style:family="paragraph">
      <style:text-properties style:font-name="Arial" style:font-name-complex="Arial"/>
    </style:style>
    <style:style style:name="T121" style:parent-style-name="Fuentedepárrafopredeter." style:family="text">
      <style:text-properties style:font-name="Arial" style:font-name-complex="Arial" fo:font-weight="bold" style:font-weight-asian="bold"/>
    </style:style>
    <style:style style:name="T122" style:parent-style-name="Fuentedepárrafopredeter." style:family="text">
      <style:text-properties style:font-name="Arial" style:font-name-complex="Arial"/>
    </style:style>
    <style:style style:name="T123" style:parent-style-name="Fuentedepárrafopredeter." style:family="text">
      <style:text-properties style:font-name="Arial" style:font-name-complex="Arial" fo:font-weight="bold" style:font-weight-asian="bold"/>
    </style:style>
    <style:style style:name="T124" style:parent-style-name="Fuentedepárrafopredeter." style:family="text">
      <style:text-properties style:font-name="Arial" style:font-name-complex="Arial"/>
    </style:style>
    <style:style style:name="P125" style:parent-style-name="PreformattedText" style:family="paragraph">
      <style:text-properties style:font-name="Arial" style:font-name-complex="Arial"/>
    </style:style>
    <style:style style:name="T126" style:parent-style-name="Fuentedepárrafopredeter." style:family="text">
      <style:text-properties style:font-name="Arial" style:font-name-complex="Arial"/>
    </style:style>
    <style:style style:name="T127" style:parent-style-name="Fuentedepárrafopredeter." style:family="text">
      <style:text-properties style:font-name="Arial" style:font-name-complex="Arial" fo:font-weight="bold" style:font-weight-asian="bold"/>
    </style:style>
    <style:style style:name="T128" style:parent-style-name="Fuentedepárrafopredeter." style:family="text">
      <style:text-properties style:font-name="Arial" style:font-name-complex="Arial"/>
    </style:style>
    <style:style style:name="P129" style:parent-style-name="PreformattedText" style:family="paragraph">
      <style:text-properties style:font-name="Arial" style:font-name-complex="Arial"/>
    </style:style>
    <style:style style:name="T130" style:parent-style-name="Fuentedepárrafopredeter." style:family="text">
      <style:text-properties style:font-name="Arial" style:font-name-complex="Arial" fo:font-weight="bold" style:font-weight-asian="bold"/>
    </style:style>
    <style:style style:name="T131" style:parent-style-name="Fuentedepárrafopredeter." style:family="text">
      <style:text-properties style:font-name="Arial" style:font-name-complex="Arial"/>
    </style:style>
    <style:style style:name="P132" style:parent-style-name="PreformattedText" style:family="paragraph">
      <style:text-properties style:font-name="Arial" style:font-name-complex="Arial"/>
    </style:style>
    <style:style style:name="S10" style:family="section">
      <style:section-properties fo:margin-left="0in" fo:margin-right="0in" style:writing-mode="lr-tb"/>
    </style:style>
    <style:style style:name="P133" style:parent-style-name="PreformattedText" style:family="paragraph">
      <style:text-properties style:font-name="Arial" style:font-name-complex="Arial"/>
    </style:style>
    <style:style style:name="P134" style:parent-style-name="PreformattedText" style:family="paragraph">
      <style:text-properties style:font-name="Arial" style:font-name-complex="Arial"/>
    </style:style>
    <style:style style:name="P135" style:parent-style-name="PreformattedText" style:family="paragraph">
      <style:paragraph-properties fo:text-align="center"/>
    </style:style>
    <style:style style:name="T136" style:parent-style-name="Fuentedepárrafopredeter." style:family="text">
      <style:text-properties style:font-name="Arial" style:font-name-complex="Arial" fo:font-size="11pt" style:font-size-asian="11pt" style:font-size-complex="11pt"/>
    </style:style>
    <style:style style:name="TableColumn138" style:family="table-column">
      <style:table-column-properties style:column-width="1.6715in"/>
    </style:style>
    <style:style style:name="TableColumn139" style:family="table-column">
      <style:table-column-properties style:column-width="1.6715in"/>
    </style:style>
    <style:style style:name="TableColumn140" style:family="table-column">
      <style:table-column-properties style:column-width="1.6715in"/>
    </style:style>
    <style:style style:name="TableColumn141" style:family="table-column">
      <style:table-column-properties style:column-width="1.6715in"/>
    </style:style>
    <style:style style:name="Table137" style:family="table">
      <style:table-properties style:width="6.6861in" fo:margin-left="0in" table:align="left"/>
    </style:style>
    <style:style style:name="TableRow142" style:family="table-row">
      <style:table-row-properties style:min-row-height="0.1868in"/>
    </style:style>
    <style:style style:name="TableCell143" style:family="table-cell">
      <style:table-cell-properties fo:border="0.0069in solid #000000" fo:background-color="#8EAADB" style:writing-mode="lr-tb" style:vertical-align="middle" fo:padding-top="0in" fo:padding-left="0.075in" fo:padding-bottom="0in" fo:padding-right="0.075in"/>
    </style:style>
    <style:style style:name="P144" style:parent-style-name="PreformattedText" style:family="paragraph">
      <style:paragraph-properties fo:text-align="center"/>
      <style:text-properties style:font-name="Arial" style:font-name-complex="Arial" fo:font-weight="bold" style:font-weight-asian="bold"/>
    </style:style>
    <style:style style:name="TableCell145" style:family="table-cell">
      <style:table-cell-properties fo:border="0.0069in solid #000000" fo:background-color="#8EAADB" style:writing-mode="lr-tb" style:vertical-align="middle" fo:padding-top="0in" fo:padding-left="0.075in" fo:padding-bottom="0in" fo:padding-right="0.075in"/>
    </style:style>
    <style:style style:name="P146" style:parent-style-name="PreformattedText" style:family="paragraph">
      <style:paragraph-properties fo:text-align="center"/>
      <style:text-properties style:font-name="Arial" style:font-name-complex="Arial" fo:font-weight="bold" style:font-weight-asian="bold"/>
    </style:style>
    <style:style style:name="TableCell147" style:family="table-cell">
      <style:table-cell-properties fo:border="0.0069in solid #000000" fo:background-color="#8EAADB" style:writing-mode="lr-tb" style:vertical-align="middle" fo:padding-top="0in" fo:padding-left="0.075in" fo:padding-bottom="0in" fo:padding-right="0.075in"/>
    </style:style>
    <style:style style:name="P148" style:parent-style-name="PreformattedText" style:family="paragraph">
      <style:paragraph-properties fo:text-align="center"/>
      <style:text-properties style:font-name="Arial" style:font-name-complex="Arial" fo:font-weight="bold" style:font-weight-asian="bold"/>
    </style:style>
    <style:style style:name="TableCell149" style:family="table-cell">
      <style:table-cell-properties fo:border="0.0069in solid #000000" fo:background-color="#8EAADB" style:writing-mode="lr-tb" style:vertical-align="middle" fo:padding-top="0in" fo:padding-left="0.075in" fo:padding-bottom="0in" fo:padding-right="0.075in"/>
    </style:style>
    <style:style style:name="P150" style:parent-style-name="PreformattedText" style:family="paragraph">
      <style:paragraph-properties fo:text-align="center"/>
      <style:text-properties style:font-name="Arial" style:font-name-complex="Arial" fo:font-weight="bold" style:font-weight-asian="bold"/>
    </style:style>
    <style:style style:name="TableRow151" style:family="table-row">
      <style:table-row-properties/>
    </style:style>
    <style:style style:name="TableCell152" style:family="table-cell">
      <style:table-cell-properties fo:border="0.0069in solid #000000" fo:background-color="#A8D08D" style:writing-mode="lr-tb" style:vertical-align="middle" fo:padding-top="0in" fo:padding-left="0.075in" fo:padding-bottom="0in" fo:padding-right="0.075in"/>
    </style:style>
    <style:style style:name="P153" style:parent-style-name="PreformattedText" style:family="paragraph">
      <style:paragraph-properties fo:text-align="center"/>
      <style:text-properties style:font-name="Arial" style:font-name-complex="Arial" fo:font-weight="bold" style:font-weight-asian="bold"/>
    </style:style>
    <style:style style:name="P154" style:parent-style-name="PreformattedText" style:family="paragraph">
      <style:paragraph-properties fo:text-align="center"/>
      <style:text-properties style:font-name="Arial" style:font-name-complex="Arial" fo:font-weight="bold" style:font-weight-asian="bold"/>
    </style:style>
    <style:style style:name="TableCell155" style:family="table-cell">
      <style:table-cell-properties fo:border="0.0069in solid #000000" fo:background-color="#F2F2F2" style:writing-mode="lr-tb" fo:padding-top="0in" fo:padding-left="0.075in" fo:padding-bottom="0in" fo:padding-right="0.075in"/>
    </style:style>
    <style:style style:name="P156" style:parent-style-name="PreformattedText" style:family="paragraph">
      <style:paragraph-properties fo:text-align="center"/>
      <style:text-properties style:font-name="Arial" style:font-name-complex="Arial"/>
    </style:style>
    <style:style style:name="TableCell157" style:family="table-cell">
      <style:table-cell-properties fo:border="0.0069in solid #000000" fo:background-color="#F2F2F2" style:writing-mode="lr-tb" fo:padding-top="0in" fo:padding-left="0.075in" fo:padding-bottom="0in" fo:padding-right="0.075in"/>
    </style:style>
    <style:style style:name="P158" style:parent-style-name="PreformattedText" style:family="paragraph">
      <style:paragraph-properties fo:text-align="center"/>
      <style:text-properties style:font-name="Arial" style:font-name-complex="Arial"/>
    </style:style>
    <style:style style:name="TableCell159" style:family="table-cell">
      <style:table-cell-properties fo:border="0.0069in solid #000000" fo:background-color="#F2F2F2" style:writing-mode="lr-tb" fo:padding-top="0in" fo:padding-left="0.075in" fo:padding-bottom="0in" fo:padding-right="0.075in"/>
    </style:style>
    <style:style style:name="P160" style:parent-style-name="PreformattedText" style:family="paragraph">
      <style:paragraph-properties fo:text-align="center"/>
      <style:text-properties style:font-name="Arial" style:font-name-complex="Arial"/>
    </style:style>
    <style:style style:name="TableRow161" style:family="table-row">
      <style:table-row-properties/>
    </style:style>
    <style:style style:name="TableCell162" style:family="table-cell">
      <style:table-cell-properties fo:border="0.0069in solid #000000" fo:background-color="#A8D08D" style:writing-mode="lr-tb" style:vertical-align="middle" fo:padding-top="0in" fo:padding-left="0.075in" fo:padding-bottom="0in" fo:padding-right="0.075in"/>
    </style:style>
    <style:style style:name="P163" style:parent-style-name="PreformattedText" style:family="paragraph">
      <style:paragraph-properties fo:text-align="center"/>
      <style:text-properties style:font-name="Arial" style:font-name-complex="Arial" fo:font-weight="bold" style:font-weight-asian="bold"/>
    </style:style>
    <style:style style:name="P164" style:parent-style-name="PreformattedText" style:family="paragraph">
      <style:paragraph-properties fo:text-align="center"/>
      <style:text-properties style:font-name="Arial" style:font-name-complex="Arial" fo:font-weight="bold" style:font-weight-asian="bold"/>
    </style:style>
    <style:style style:name="TableCell165" style:family="table-cell">
      <style:table-cell-properties fo:border="0.0069in solid #000000" fo:background-color="#F2F2F2" style:writing-mode="lr-tb" fo:padding-top="0in" fo:padding-left="0.075in" fo:padding-bottom="0in" fo:padding-right="0.075in"/>
    </style:style>
    <style:style style:name="P166" style:parent-style-name="PreformattedText" style:family="paragraph">
      <style:paragraph-properties fo:text-align="center"/>
      <style:text-properties style:font-name="Arial" style:font-name-complex="Arial"/>
    </style:style>
    <style:style style:name="TableCell167" style:family="table-cell">
      <style:table-cell-properties fo:border="0.0069in solid #000000" fo:background-color="#F2F2F2" style:writing-mode="lr-tb" fo:padding-top="0in" fo:padding-left="0.075in" fo:padding-bottom="0in" fo:padding-right="0.075in"/>
    </style:style>
    <style:style style:name="P168" style:parent-style-name="PreformattedText" style:family="paragraph">
      <style:paragraph-properties fo:text-align="center"/>
      <style:text-properties style:font-name="Arial" style:font-name-complex="Arial"/>
    </style:style>
    <style:style style:name="TableCell169" style:family="table-cell">
      <style:table-cell-properties fo:border="0.0069in solid #000000" fo:background-color="#F2F2F2" style:writing-mode="lr-tb" fo:padding-top="0in" fo:padding-left="0.075in" fo:padding-bottom="0in" fo:padding-right="0.075in"/>
    </style:style>
    <style:style style:name="P170" style:parent-style-name="PreformattedText" style:family="paragraph">
      <style:paragraph-properties fo:text-align="center"/>
      <style:text-properties style:font-name="Arial" style:font-name-complex="Arial"/>
    </style:style>
    <style:style style:name="P171" style:parent-style-name="PreformattedText" style:family="paragraph">
      <style:paragraph-properties fo:text-align="center"/>
      <style:text-properties style:font-name="Arial" style:font-name-complex="Arial"/>
    </style:style>
    <style:style style:name="TableRow172" style:family="table-row">
      <style:table-row-properties/>
    </style:style>
    <style:style style:name="TableCell173" style:family="table-cell">
      <style:table-cell-properties fo:border="0.0069in solid #000000" fo:background-color="#A8D08D" style:writing-mode="lr-tb" style:vertical-align="middle" fo:padding-top="0in" fo:padding-left="0.075in" fo:padding-bottom="0in" fo:padding-right="0.075in"/>
    </style:style>
    <style:style style:name="P174" style:parent-style-name="PreformattedText" style:family="paragraph">
      <style:paragraph-properties fo:text-align="center"/>
      <style:text-properties style:font-name="Arial" style:font-name-complex="Arial" fo:font-weight="bold" style:font-weight-asian="bold"/>
    </style:style>
    <style:style style:name="P175" style:parent-style-name="PreformattedText" style:family="paragraph">
      <style:paragraph-properties fo:text-align="center"/>
      <style:text-properties style:font-name="Arial" style:font-name-complex="Arial" fo:font-weight="bold" style:font-weight-asian="bold"/>
    </style:style>
    <style:style style:name="TableCell176" style:family="table-cell">
      <style:table-cell-properties fo:border="0.0069in solid #000000" fo:background-color="#F2F2F2" style:writing-mode="lr-tb" fo:padding-top="0in" fo:padding-left="0.075in" fo:padding-bottom="0in" fo:padding-right="0.075in"/>
    </style:style>
    <style:style style:name="P177" style:parent-style-name="PreformattedText" style:family="paragraph">
      <style:paragraph-properties fo:text-align="center"/>
      <style:text-properties style:font-name="Arial" style:font-name-complex="Arial"/>
    </style:style>
    <style:style style:name="TableCell178" style:family="table-cell">
      <style:table-cell-properties fo:border="0.0069in solid #000000" fo:background-color="#F2F2F2" style:writing-mode="lr-tb" fo:padding-top="0in" fo:padding-left="0.075in" fo:padding-bottom="0in" fo:padding-right="0.075in"/>
    </style:style>
    <style:style style:name="P179" style:parent-style-name="PreformattedText" style:family="paragraph">
      <style:paragraph-properties fo:text-align="center"/>
      <style:text-properties style:font-name="Arial" style:font-name-complex="Arial"/>
    </style:style>
    <style:style style:name="TableCell180" style:family="table-cell">
      <style:table-cell-properties fo:border="0.0069in solid #000000" fo:background-color="#F2F2F2" style:writing-mode="lr-tb" fo:padding-top="0in" fo:padding-left="0.075in" fo:padding-bottom="0in" fo:padding-right="0.075in"/>
    </style:style>
    <style:style style:name="P181" style:parent-style-name="PreformattedText" style:family="paragraph">
      <style:paragraph-properties fo:text-align="center"/>
      <style:text-properties style:font-name="Arial" style:font-name-complex="Arial"/>
    </style:style>
    <style:style style:name="P182" style:parent-style-name="PreformattedText" style:family="paragraph">
      <style:paragraph-properties fo:text-align="center"/>
      <style:text-properties style:font-name="Arial" style:font-name-complex="Arial"/>
    </style:style>
    <style:style style:name="TableRow183" style:family="table-row">
      <style:table-row-properties/>
    </style:style>
    <style:style style:name="TableCell184" style:family="table-cell">
      <style:table-cell-properties fo:border="0.0069in solid #000000" fo:background-color="#A8D08D" style:writing-mode="lr-tb" style:vertical-align="middle" fo:padding-top="0in" fo:padding-left="0.075in" fo:padding-bottom="0in" fo:padding-right="0.075in"/>
    </style:style>
    <style:style style:name="P185" style:parent-style-name="PreformattedText" style:family="paragraph">
      <style:paragraph-properties fo:text-align="center"/>
      <style:text-properties style:font-name="Arial" style:font-name-complex="Arial" fo:font-weight="bold" style:font-weight-asian="bold"/>
    </style:style>
    <style:style style:name="TableCell186" style:family="table-cell">
      <style:table-cell-properties fo:border="0.0069in solid #000000" fo:background-color="#F2F2F2" style:writing-mode="lr-tb" fo:padding-top="0in" fo:padding-left="0.075in" fo:padding-bottom="0in" fo:padding-right="0.075in"/>
    </style:style>
    <style:style style:name="P187" style:parent-style-name="PreformattedText" style:family="paragraph">
      <style:paragraph-properties fo:text-align="center"/>
      <style:text-properties style:font-name="Arial" style:font-name-complex="Arial"/>
    </style:style>
    <style:style style:name="P188" style:parent-style-name="PreformattedText" style:family="paragraph">
      <style:paragraph-properties fo:text-align="center"/>
      <style:text-properties style:font-name="Arial" style:font-name-complex="Arial"/>
    </style:style>
    <style:style style:name="TableCell189" style:family="table-cell">
      <style:table-cell-properties fo:border="0.0069in solid #000000" fo:background-color="#F2F2F2" style:writing-mode="lr-tb" fo:padding-top="0in" fo:padding-left="0.075in" fo:padding-bottom="0in" fo:padding-right="0.075in"/>
    </style:style>
    <style:style style:name="P190" style:parent-style-name="PreformattedText" style:family="paragraph">
      <style:paragraph-properties fo:text-align="center"/>
      <style:text-properties style:font-name="Arial" style:font-name-complex="Arial"/>
    </style:style>
    <style:style style:name="P191" style:parent-style-name="PreformattedText" style:family="paragraph">
      <style:paragraph-properties fo:text-align="center"/>
      <style:text-properties style:font-name="Arial" style:font-name-complex="Arial"/>
    </style:style>
    <style:style style:name="TableCell192" style:family="table-cell">
      <style:table-cell-properties fo:border="0.0069in solid #000000" fo:background-color="#F2F2F2" style:writing-mode="lr-tb" fo:padding-top="0in" fo:padding-left="0.075in" fo:padding-bottom="0in" fo:padding-right="0.075in"/>
    </style:style>
    <style:style style:name="P193" style:parent-style-name="PreformattedText" style:family="paragraph">
      <style:paragraph-properties fo:text-align="center"/>
      <style:text-properties style:font-name="Arial" style:font-name-complex="Arial"/>
    </style:style>
    <style:style style:name="P194" style:parent-style-name="PreformattedText" style:family="paragraph">
      <style:text-properties style:font-name="Arial" style:font-name-complex="Arial"/>
    </style:style>
    <style:style style:name="P195" style:parent-style-name="Título2" style:family="paragraph">
      <style:paragraph-properties fo:text-align="center"/>
    </style:style>
    <style:style style:name="P196" style:parent-style-name="Título2" style:family="paragraph">
      <style:paragraph-properties fo:text-align="center"/>
    </style:style>
    <style:style style:name="P197" style:parent-style-name="PreformattedText" style:family="paragraph">
      <style:text-properties style:font-name="Arial" style:font-name-complex="Arial" fo:font-weight="bold" style:font-weight-asian="bold"/>
    </style:style>
    <style:style style:name="S11" style:family="section">
      <style:section-properties fo:margin-left="0in" fo:margin-right="0in" style:writing-mode="lr-tb">
        <style:columns fo:column-count="2" fo:column-gap="0.5in"/>
      </style:section-properties>
    </style:style>
    <style:style style:name="T198" style:parent-style-name="Fuentedepárrafopredeter." style:family="text">
      <style:text-properties style:font-name="Arial" style:font-name-complex="Arial" fo:font-weight="bold" style:font-weight-asian="bold"/>
    </style:style>
    <style:style style:name="T199" style:parent-style-name="Fuentedepárrafopredeter." style:family="text">
      <style:text-properties style:font-name="Arial" style:font-name-complex="Arial"/>
    </style:style>
    <style:style style:name="P200" style:parent-style-name="PreformattedText" style:family="paragraph">
      <style:text-properties style:font-name="Arial" style:font-name-complex="Arial" fo:font-weight="bold" style:font-weight-asian="bold"/>
    </style:style>
    <style:style style:name="T201" style:parent-style-name="Fuentedepárrafopredeter." style:family="text">
      <style:text-properties style:font-name="Arial" style:font-name-complex="Arial"/>
    </style:style>
    <style:style style:name="P202" style:parent-style-name="PreformattedText" style:family="paragraph">
      <style:text-properties style:font-name="Arial" style:font-name-complex="Arial" fo:font-weight="bold" style:font-weight-asian="bold"/>
    </style:style>
    <style:style style:name="T203" style:parent-style-name="Fuentedepárrafopredeter." style:family="text">
      <style:text-properties style:font-name="Arial" style:font-name-complex="Arial" fo:font-weight="bold" style:font-weight-asian="bold"/>
    </style:style>
    <style:style style:name="T204" style:parent-style-name="Fuentedepárrafopredeter." style:family="text">
      <style:text-properties style:font-name="Arial" style:font-name-complex="Arial"/>
    </style:style>
    <style:style style:name="P205" style:parent-style-name="PreformattedText" style:family="paragraph">
      <style:text-properties style:font-name="Arial" style:font-name-complex="Arial" fo:font-weight="bold" style:font-weight-asian="bold"/>
    </style:style>
    <style:style style:name="P206" style:parent-style-name="PreformattedText" style:family="paragraph">
      <style:paragraph-properties fo:break-before="column"/>
    </style:style>
    <style:style style:name="T207" style:parent-style-name="Fuentedepárrafopredeter." style:family="text">
      <style:text-properties style:font-name="Arial" style:font-name-complex="Arial" fo:font-weight="bold" style:font-weight-asian="bold"/>
    </style:style>
    <style:style style:name="T208" style:parent-style-name="Fuentedepárrafopredeter." style:family="text">
      <style:text-properties style:font-name="Arial" style:font-name-complex="Arial"/>
    </style:style>
    <style:style style:name="P209" style:parent-style-name="PreformattedText" style:family="paragraph">
      <style:text-properties style:font-name="Arial" style:font-name-complex="Arial" fo:font-weight="bold" style:font-weight-asian="bold"/>
    </style:style>
    <style:style style:name="T210" style:parent-style-name="Fuentedepárrafopredeter." style:family="text">
      <style:text-properties style:font-name="Arial" style:font-name-complex="Arial" fo:font-weight="bold" style:font-weight-asian="bold"/>
    </style:style>
    <style:style style:name="T211" style:parent-style-name="Fuentedepárrafopredeter." style:family="text">
      <style:text-properties style:font-name="Arial" style:font-name-complex="Arial"/>
    </style:style>
    <style:style style:name="P212" style:parent-style-name="PreformattedText" style:family="paragraph">
      <style:text-properties style:font-name="Arial" style:font-name-complex="Arial" fo:font-weight="bold" style:font-weight-asian="bold"/>
    </style:style>
    <style:style style:name="T213" style:parent-style-name="Fuentedepárrafopredeter." style:family="text">
      <style:text-properties style:font-name="Arial" style:font-name-complex="Arial" fo:font-weight="bold" style:font-weight-asian="bold"/>
    </style:style>
    <style:style style:name="T214" style:parent-style-name="Fuentedepárrafopredeter." style:family="text">
      <style:text-properties style:font-name="Arial" style:font-name-complex="Arial"/>
    </style:style>
    <style:style style:name="P215" style:parent-style-name="PreformattedText" style:family="paragraph">
      <style:text-properties style:font-name="Arial" style:font-name-complex="Arial" fo:font-weight="bold" style:font-weight-asian="bold"/>
    </style:style>
    <style:style style:name="T216" style:parent-style-name="Fuentedepárrafopredeter." style:family="text">
      <style:text-properties style:font-name="Arial" style:font-name-complex="Arial"/>
    </style:style>
    <style:style style:name="T217" style:parent-style-name="Fuentedepárrafopredeter." style:family="text">
      <style:text-properties style:font-name="Arial" style:font-name-complex="Arial" fo:font-weight="bold" style:font-weight-asian="bold"/>
    </style:style>
    <style:style style:name="T218" style:parent-style-name="Fuentedepárrafopredeter." style:family="text">
      <style:text-properties style:font-name="Arial" style:font-name-complex="Arial"/>
    </style:style>
  </office:automatic-styles>
  <office:body>
    <office:text text:use-soft-page-breaks="true">
      <text:h text:style-name="P1" text:outline-level="4">INDICE</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TDC1"><text:a xlink:href="#_Toc53916732" office:target-frame-name="_top" xlink:show="replace"><text:span text:style-name="Hipervínculo">1.</text:span><text:span text:style-name="T10"><text:tab/></text:span><text:span text:style-name="Hipervínculo">CUESTIONARIOS SOBRE LOS VIRUS INFORMÁTICOS</text:span><text:tab/>3</text:a></text:p>
          <text:p text:style-name="P11"><text:a xlink:href="#_Toc53916733" office:target-frame-name="_top" xlink:show="replace"><text:span text:style-name="Hipervínculo">¿Que Es Un Antivirus?</text:span><text:tab/>3</text:a></text:p>
          <text:p text:style-name="TDC3"><text:a xlink:href="#_Toc53916734" office:target-frame-name="_top" xlink:show="replace"><text:span text:style-name="Hipervínculo">Formas de combatir el virus:</text:span><text:tab/>3</text:a></text:p>
          <text:p text:style-name="P12"><text:a xlink:href="#_Toc53916735" office:target-frame-name="_top" xlink:show="replace"><text:span text:style-name="Hipervínculo">¿Que Es Reaper Y Creeper?</text:span><text:tab/>3</text:a></text:p>
          <text:p text:style-name="TDC3"><text:a xlink:href="#_Toc53916736" office:target-frame-name="_top" xlink:show="replace"><text:span text:style-name="Hipervínculo">Creeper:</text:span><text:tab/>3</text:a></text:p>
          <text:p text:style-name="TDC3"><text:a xlink:href="#_Toc53916737" office:target-frame-name="_top" xlink:show="replace"><text:span text:style-name="Hipervínculo">Reaper:</text:span><text:tab/>3</text:a></text:p>
          <text:p text:style-name="P13"><text:a xlink:href="#_Toc53916738" office:target-frame-name="_top" xlink:show="replace"><text:span text:style-name="Hipervínculo">¿Que Es Un Virus Boot?</text:span><text:tab/>3</text:a></text:p>
          <text:p text:style-name="P14"><text:a xlink:href="#_Toc53916739" office:target-frame-name="_top" xlink:show="replace"><text:span text:style-name="Hipervínculo">¿Ques Es Un Virus Hijackers?</text:span><text:tab/>3</text:a></text:p>
          <text:p text:style-name="P15"><text:a xlink:href="#_Toc53916740" office:target-frame-name="_top" xlink:show="replace"><text:span text:style-name="Hipervínculo">¿Qué Es El Virus Keylogger?</text:span><text:tab/>3</text:a></text:p>
          <text:p text:style-name="P16"><text:a xlink:href="#_Toc53916741" office:target-frame-name="_top" xlink:show="replace"><text:span text:style-name="Hipervínculo">¿Que Es Un Virus Zombie?</text:span><text:tab/>3</text:a></text:p>
          <text:p text:style-name="P17"><text:a xlink:href="#_Toc53916742" office:target-frame-name="_top" xlink:show="replace"><text:span text:style-name="Hipervínculo">¿Cuál Es La Característica Principal Del Antivirus Avast?</text:span><text:tab/>4</text:a></text:p>
          <text:p text:style-name="P18"><text:a xlink:href="#_Toc53916743" office:target-frame-name="_top" xlink:show="replace"><text:span text:style-name="Hipervínculo">¿Por Qué Se Denominan Virus A Los Virus Informáticos?</text:span><text:tab/>4</text:a></text:p>
          <text:p text:style-name="TDC3"><text:a xlink:href="#_Toc53916744" office:target-frame-name="_top" xlink:show="replace"><text:span text:style-name="Hipervínculo">Elk Cloner:</text:span><text:tab/>4</text:a></text:p>
          <text:p text:style-name="TDC3"><text:a xlink:href="#_Toc53916745" office:target-frame-name="_top" xlink:show="replace"><text:span text:style-name="Hipervínculo">Rich Skrenta:</text:span><text:tab/>4</text:a></text:p>
          <text:p text:style-name="P19"><text:a xlink:href="#_Toc53916746" office:target-frame-name="_top" xlink:show="replace"><text:span text:style-name="Hipervínculo">¿Por Qué Crees Que Se Hacen Los Virus?</text:span><text:tab/>4</text:a></text:p>
          <text:p text:style-name="P20"><text:a xlink:href="#_Toc53916747" office:target-frame-name="_top" xlink:show="replace"><text:span text:style-name="Hipervínculo">¿Cuál Es La Necesidad De Actualizar Un Antivirus?</text:span><text:tab/>4</text:a></text:p>
          <text:p text:style-name="P21"><text:a xlink:href="#_Toc53916748" office:target-frame-name="_top" xlink:show="replace"><text:span text:style-name="Hipervínculo">¿Qué Diferencias Existen Entre La Protección De Un Antivirus Gratuito Y Uno Pago?</text:span><text:tab/>4</text:a></text:p>
          <text:p text:style-name="P22"><text:a xlink:href="#_Toc53916749" office:target-frame-name="_top" xlink:show="replace"><text:span text:style-name="Hipervínculo">¿Qué Es Un Antivirus Online? Pon Algún Ejemplo</text:span><text:tab/>4</text:a></text:p>
          <text:p text:style-name="TDC1"><text:a xlink:href="#_Toc53916750" office:target-frame-name="_top" xlink:show="replace"><text:span text:style-name="Hipervínculo">2.</text:span><text:span text:style-name="T23"><text:tab/></text:span><text:span text:style-name="Hipervínculo">TIPOS DE VIRUS INFORMÁTICOS:</text:span><text:tab/>5</text:a></text:p>
          <text:p text:style-name="TDC3"><text:a xlink:href="#_Toc53916751" office:target-frame-name="_top" xlink:show="replace"><text:span text:style-name="Hipervínculo">Adware</text:span><text:tab/>5</text:a></text:p>
          <text:p text:style-name="TDC3"><text:a xlink:href="#_Toc53916752" office:target-frame-name="_top" xlink:show="replace"><text:span text:style-name="Hipervínculo">Spyware</text:span><text:tab/>5</text:a></text:p>
          <text:p text:style-name="TDC3"><text:a xlink:href="#_Toc53916753" office:target-frame-name="_top" xlink:show="replace"><text:span text:style-name="Hipervínculo">Ransomware</text:span><text:tab/>5</text:a></text:p>
          <text:p text:style-name="TDC3"><text:a xlink:href="#_Toc53916754" office:target-frame-name="_top" xlink:show="replace"><text:span text:style-name="Hipervínculo">Gusanos</text:span><text:tab/>5</text:a></text:p>
          <text:p text:style-name="TDC3"><text:a xlink:href="#_Toc53916755" office:target-frame-name="_top" xlink:show="replace"><text:span text:style-name="Hipervínculo">Troyano</text:span><text:tab/>5</text:a></text:p>
          <text:p text:style-name="TDC3"><text:a xlink:href="#_Toc53916756" office:target-frame-name="_top" xlink:show="replace"><text:span text:style-name="Hipervínculo">Denegación de servicio</text:span><text:tab/>5</text:a></text:p>
          <text:p text:style-name="TDC3"><text:a xlink:href="#_Toc53916757" office:target-frame-name="_top" xlink:show="replace"><text:span text:style-name="Hipervínculo">Puerta trasera</text:span><text:tab/>5</text:a></text:p>
          <text:p text:style-name="TDC3"><text:a xlink:href="#_Toc53916758" office:target-frame-name="_top" xlink:show="replace"><text:span text:style-name="Hipervínculo">Phishing</text:span><text:tab/>5</text:a></text:p>
          <text:p text:style-name="TDC3"><text:a xlink:href="#_Toc53916759" office:target-frame-name="_top" xlink:show="replace"><text:span text:style-name="Hipervínculo">Darknets</text:span><text:tab/>5</text:a></text:p>
          <text:p text:style-name="TDC3"><text:a xlink:href="#_Toc53916760" office:target-frame-name="_top" xlink:show="replace"><text:span text:style-name="Hipervínculo">Bombas logicas</text:span><text:tab/>5</text:a></text:p>
          <text:p text:style-name="P24"><text:a xlink:href="#_Toc53916761" office:target-frame-name="_top" xlink:show="replace"><text:span text:style-name="Hipervínculo">Compara Los Siguientes Tipos De Antivirus E Indica Las Ventajas De Cada Uno De Ellos</text:span><text:tab/>5</text:a></text:p>
          <text:p text:style-name="P25"><text:a xlink:href="#_Toc53916762" office:target-frame-name="_top" xlink:show="replace"><text:span text:style-name="Hipervínculo">Investiga En Que Consistían Los Siguientes Virus.</text:span><text:tab/>6</text:a></text:p>
          <text:p text:style-name="TDC3"><text:a xlink:href="#_Toc53916763" office:target-frame-name="_top" xlink:show="replace"><text:span text:style-name="Hipervínculo">Morris (1988)</text:span><text:tab/>6</text:a></text:p>
          <text:p text:style-name="TDC3"><text:a xlink:href="#_Toc53916764" office:target-frame-name="_top" xlink:show="replace"><text:span text:style-name="Hipervínculo">CIH/Chernobyl (1998):</text:span><text:tab/>6</text:a></text:p>
          <text:p text:style-name="TDC3"><text:a xlink:href="#_Toc53916765" office:target-frame-name="_top" xlink:show="replace"><text:span text:style-name="Hipervínculo">Melissa (1999)</text:span><text:tab/>6</text:a></text:p>
          <text:p text:style-name="TDC3"><text:a xlink:href="#_Toc53916766" office:target-frame-name="_top" xlink:show="replace"><text:span text:style-name="Hipervínculo">I love you (2000)</text:span><text:tab/>6</text:a></text:p>
          <text:p text:style-name="TDC3"><text:a xlink:href="#_Toc53916767" office:target-frame-name="_top" xlink:show="replace"><text:span text:style-name="Hipervínculo">Mydoom (2004)</text:span><text:tab/>6</text:a></text:p>
          <text:p text:style-name="TDC3"><text:a xlink:href="#_Toc53916768" office:target-frame-name="_top" xlink:show="replace"><text:span text:style-name="Hipervínculo">Conficker (2008)</text:span><text:tab/>6</text:a></text:p>
          <text:p text:style-name="TDC3"><text:a xlink:href="#_Toc53916769" office:target-frame-name="_top" xlink:show="replace"><text:span text:style-name="Hipervínculo">WannaCry (2017)</text:span><text:tab/>6</text:a></text:p>
        </text:index-body>
      </text:table-of-content>
      <text:p text:style-name="Normal"/>
      <text:p text:style-name="P26"/>
      <text:list text:style-name="LFO5" text:continue-numbering="true">
        <text:list-item>
          <text:p text:style-name="P27"><text:bookmark-start text:name="_Toc53916732"/><text:soft-page-break/>CUESTIONARIOS SOBRE LOS VIRUS INFORMÁTICOS<text:bookmark-end text:name="_Toc53916732"/></text:p>
        </text:list-item>
      </text:list>
      <text:h text:style-name="P28" text:outline-level="2"><text:bookmark-start text:name="_Toc53916733"/>¿Que Es Un Antivirus?<text:bookmark-end text:name="_Toc53916733"/></text:h>
      <text:p text:style-name="P29">Los antivirus:</text:p>
      <text:p text:style-name="P30"><text:span text:style-name="T31">S</text:span><text:span text:style-name="T32">on programas cuyo objetivo es detectar y eliminar virus informáticos. Con el transcurso del tiempo, los antivirus han evolucionado hacia programas más avanzados que además de buscar y detectar virus informáticos consiguen bloquearlos, desinfectar archivos y prevenir una infección de los mismos. Actualmente son capaces de detectar otros tipos de virus como:</text:span></text:p>
      <text:p text:style-name="P33"/>
      <text:section text:name="Sect1" text:style-name="S1">
        <text:soft-page-break/>
        <text:p text:style-name="P34">malware</text:p>
        <text:p text:style-name="P35">spyware</text:p>
        <text:soft-page-break/>
        <text:p text:style-name="P36">gusanos</text:p>
        <text:p text:style-name="P37">troyanos</text:p>
        <text:soft-page-break/>
        <text:p text:style-name="P38">rootkits</text:p>
        <text:p text:style-name="P39">pseudovirus</text:p>
      </text:section>
      <text:section text:name="Sect2" text:style-name="S2">
        <text:soft-page-break/>
        <text:p text:style-name="P40">Entre Otros…</text:p>
        <text:p text:style-name="P41"/>
        <text:h text:style-name="Título3" text:outline-level="3"><text:bookmark-start text:name="_Toc53916734"/>Formas de combatir el virus:<text:bookmark-end text:name="_Toc53916734"/></text:h>
        <text:p text:style-name="PreformattedText"><text:span text:style-name="Título4Car">Detector:</text:span><text:span text:style-name="T42"><text:s/>encargado de detectar la ubicación del virus para realizar un procedimiento contra el.</text:span></text:p>
        <text:p text:style-name="PreformattedText"><text:span text:style-name="Título4Car">Vacuna:</text:span><text:span text:style-name="T43"><text:s/>en caso de que el virus no sea tan complejo, puede restaurar el programa y permitirle el funcionamiento del programa, haciendo que desaparezca el virus.</text:span></text:p>
        <text:p text:style-name="PreformattedText"><text:span text:style-name="Título4Car">Eliminador:</text:span><text:span text:style-name="T44"><text:s/>al no poder realizar la vacuna y al no poder restaurar el programa, es obligado a eliminarlo y enviarlo a un baúl que contiene el propio antivirus para evitar su funcionamiento y después eliminarlo.</text:span></text:p>
        <text:p text:style-name="P45"/>
        <text:h text:style-name="P46" text:outline-level="2"><text:bookmark-start text:name="_Toc53916735"/>¿Que Es Reaper Y Creeper?<text:bookmark-end text:name="_Toc53916735"/></text:h>
        <text:p text:style-name="P47"/>
      </text:section>
      <text:section text:name="Sect3" text:style-name="S3">
        <text:p text:style-name="PreformattedText"><text:bookmark-start text:name="_Toc53916736"/><text:soft-page-break/><text:span text:style-name="Título3Car">Creeper:</text:span><text:bookmark-end text:name="_Toc53916736"/><text:span text:style-name="T48"><text:s/>primer virus de la historia, contenía una función básica ya que no estaba escrito para realizar cosas maligna, lo único que realizaba era saltar de ordenador en ordenar y en cada ordenador saltado, mostraba un mensaje.</text:span></text:p>
        <text:p text:style-name="PreformattedText"><text:bookmark-start text:name="_Toc53916737"/><text:soft-page-break/><text:span text:style-name="Título3Car">Reaper:</text:span><text:bookmark-end text:name="_Toc53916737"/><text:span text:style-name="T49"><text:s/>fue el primer antivirus de la historia, se comenzó a desarrollar después de ver como realizaba las actividades del creeper, y hacia que al detectarlo, lo eliminara y evitara que se fuera hacia otro ordenador.</text:span></text:p>
      </text:section>
      <text:section text:name="Sect4" text:style-name="S4">
        <text:p text:style-name="P50"/>
        <text:p text:style-name="P51"/>
        <text:h text:style-name="P52" text:outline-level="2"><text:bookmark-start text:name="_Toc53916738"/>¿Que Es Un Virus Boot?<text:bookmark-end text:name="_Toc53916738"/></text:h>
        <text:p text:style-name="P53">Son virus que infectan sectores de inicio y booteo (Boot Record) de los diskettes y el sector de arranque maestro (Master Boot Record) de los discos duros; también pueden infectar las tablas de particiones de los discos.</text:p>
        <text:p text:style-name="P54"/>
      </text:section>
      <text:section text:name="Sect5" text:style-name="S5">
        <text:h text:style-name="P55" text:outline-level="2"><text:bookmark-start text:name="_Toc53916739"/><text:soft-page-break/>¿Ques Es Un Virus Hijackers?<text:bookmark-end text:name="_Toc53916739"/></text:h>
        <text:p text:style-name="P56"><text:span text:style-name="T57">El Hijacking o secuestro de dominio se trata de un tipo de ataque informático en el que los Hijackers son capaces de modificar la redirección de los servidores DNS. Esto significa que cuando un usuario quiera entrar a un dominio determinado, el DNS le devuelve una dirección de IP diferente, por tanto, carga otra página web. Estas, normalmente son páginas con malware y publicidad controlada por estos Hijackers.</text:span></text:p>
        <text:h text:style-name="P58" text:outline-level="2"><text:bookmark-start text:name="_Toc53916740"/><text:soft-page-break/>¿Qué Es El Virus Keylogger?<text:bookmark-end text:name="_Toc53916740"/></text:h>
        <text:p text:style-name="P59"><text:span text:style-name="T60">Un keylogger es un software o hardware que puede interceptar y guardar las pulsaciones realizadas en el teclado de un equipo que haya sido infectado. Este malware se sitúa entre el teclado y el sistema operativo para interceptar y registrar la información sin que el usuario lo note.</text:span></text:p>
        <text:h text:style-name="P61" text:outline-level="2"><text:bookmark-start text:name="_Toc53916741"/><text:soft-page-break/>¿Que Es Un Virus Zombie?<text:bookmark-end text:name="_Toc53916741"/></text:h>
        <text:p text:style-name="P62">El virus zombie en informática es una estrategia utilizada por ciberdelincuentes para hacer uso de computadoras ajenas de forma remota, con el objetivo de que estas se conviertan en herramientas que replican y envían cantidades enormes de spam por la red y se constituyan 'botnets' de una actividad ilegal.</text:p>
        <text:p text:style-name="P63"/>
        <text:p text:style-name="P64"/>
      </text:section>
      <text:section text:name="Sect6" text:style-name="S6">
        <text:p text:style-name="P65"/>
        <text:p text:style-name="P66"/>
        <text:p text:style-name="P67"/>
        <text:h text:style-name="P68" text:outline-level="2"><text:bookmark-start text:name="_Toc53916742"/><text:soft-page-break/>¿Cuál Es La Característica Principal Del Antivirus Avast?<text:bookmark-end text:name="_Toc53916742"/></text:h>
        <text:p text:style-name="P69">Avast Free Antivirus Protección contra virus gratuita, galardonada y ligera en la nube. Equipado con la mayor red de detección de amenazas, protección contra virus con capacidad de aprendizaje automático, administración sencilla de contraseñas y seguridad de red doméstica que no ralentiza el PC.</text:p>
        <text:p text:style-name="P70"/>
        <text:p text:style-name="P71"/>
        <text:h text:style-name="P72" text:outline-level="2"><text:bookmark-start text:name="_Toc53916743"/>¿Por Qué Se Denominan Virus A Los Virus Informáticos?<text:bookmark-end text:name="_Toc53916743"/></text:h>
        <text:p text:style-name="P73">Un virus o virus informáticos es un software que tiene por objetivo alterar el funcionamiento normal de cualquier tipo de dispositivo informático, sin el permiso o el conocimiento del usuario principalmente para lograr fines maliciosos sobre el dispositivo.</text:p>
        <text:p text:style-name="P74"/>
        <text:p text:style-name="P75"/>
      </text:section>
      <text:section text:name="Sect7" text:style-name="S7">
        <text:p text:style-name="PreformattedText"><text:bookmark-start text:name="_Toc53916744"/><text:soft-page-break/><text:span text:style-name="Título3Car">Elk Cloner:</text:span><text:bookmark-end text:name="_Toc53916744"/><text:span text:style-name="T76"><text:s/>era uno de los primeros virus en la que se duplicaba para infertar otros discos “gusano” y era molesto, pero no hacia daños demasiados altos, iniciaba al iniciar el ordenador y unas de las cosas que realiza es mostrar un poema al equipo que estaba infectado.</text:span></text:p>
        <text:p text:style-name="PreformattedText"><text:bookmark-start text:name="_Toc53916745"/><text:soft-page-break/><text:span text:style-name="Título3Car">Rich Skrenta:</text:span><text:bookmark-end text:name="_Toc53916745"/><text:span text:style-name="T77"><text:s/>es un programador que fue el que creo al virus conocido como ELK cloner, con una capacidad de propagarse muy alta, actualmente esta en una empresa de motor de búsqueda web</text:span></text:p>
        <text:p text:style-name="P78"/>
        <text:p text:style-name="P79"/>
      </text:section>
      <text:section text:name="Sect8" text:style-name="S8">
        <text:p text:style-name="P80"/>
        <text:p text:style-name="P81"/>
        <text:p text:style-name="P82"/>
        <text:h text:style-name="P83" text:outline-level="2"><text:bookmark-start text:name="_Toc53916746"/>¿Por Qué Crees Que Se Hacen Los Virus?<text:bookmark-end text:name="_Toc53916746"/></text:h>
        <text:p text:style-name="P84">Principalmente para obtener información o la utilización remota de dichos aparatos eléctricos, con fines malignos o intenciones de spam y obtención de información para un uso.</text:p>
        <text:p text:style-name="P85"/>
        <text:p text:style-name="P86"/>
        <text:p text:style-name="P87"/>
        <text:h text:style-name="P88" text:outline-level="2"><text:bookmark-start text:name="_Toc53916747"/>¿Cuál Es La Necesidad De Actualizar Un Antivirus?<text:bookmark-end text:name="_Toc53916747"/></text:h>
        <text:p text:style-name="P89">Permitir atrapar o evitar el daño de nuevos virus a nuestro sistema, por eso siempre es mejor actualizarlos ya que permite una mejor protección <text:s/>y asi evitar el robo de información y el control del ordenador.</text:p>
        <text:p text:style-name="P90"/>
        <text:p text:style-name="P91"/>
        <text:p text:style-name="P92"/>
        <text:h text:style-name="P93" text:outline-level="2"><text:bookmark-start text:name="_Toc53916748"/>¿Qué Diferencias Existen Entre La Protección De Un Antivirus Gratuito Y Uno Pago?<text:bookmark-end text:name="_Toc53916748"/></text:h>
        <text:p text:style-name="P94">Unas de las principales características y de las mas importantes, es que no realiza escaneo en tiempo vivo, es decir, no esta escaneando en busca de virus constantemente y tendrías que tocar analizar para analizar el equipo, otras características es que tienen algunas herramientas bloqueadas, como la utilización de la VPN, limpieza y corregir errores del sistema, información en tiempo activo etc...</text:p>
        <text:p text:style-name="P95"/>
        <text:p text:style-name="P96"/>
        <text:p text:style-name="P97"/>
        <text:h text:style-name="P98" text:outline-level="2"><text:bookmark-start text:name="_Toc53916749"/>¿Qué Es Un Antivirus Online? Pon Algún Ejemplo<text:bookmark-end text:name="_Toc53916749"/></text:h>
        <text:p text:style-name="P99">Un antivirus en línea es una utilidad que nos va a permitir escanear el ordenador para así comprobar si nuestro equipo está infectado con algún virus, troyano o malware en general y después desinfectarlo y saber si estas en una pagina web maligna que no este asegurada y evitar entrar en ella.</text:p>
        <text:p text:style-name="P100"/>
        <text:p text:style-name="P101">Ejemplo: El mas conocido Total AV</text:p>
        <text:p text:style-name="P102"/>
        <text:list text:style-name="LFO5" text:continue-numbering="true">
          <text:list-item>
            <text:p text:style-name="P103"><text:bookmark-start text:name="_Toc53916750"/><text:soft-page-break/>TIPOS DE VIRUS INFORMÁTICOS:<text:bookmark-end text:name="_Toc53916750"/></text:p>
          </text:list-item>
        </text:list>
        <text:p text:style-name="P104"/>
      </text:section>
      <text:section text:name="Sect9" text:style-name="S9">
        <text:p text:style-name="PreformattedText"><text:bookmark-start text:name="_Toc53916751"/><text:soft-page-break/><text:span text:style-name="Título3Car">Adware</text:span><text:bookmark-end text:name="_Toc53916751"/><text:span text:style-name="T105">: es un tipo de software malicioso que hace un seguimiento de tus hábitos informáticos personales y suele subirlos a un servidor sin tu consentimiento.</text:span></text:p>
        <text:p text:style-name="P106"/>
        <text:p text:style-name="PreformattedText"><text:bookmark-start text:name="_Toc53916752"/><text:span text:style-name="Título3Car">Spyware</text:span><text:bookmark-end text:name="_Toc53916752"/><text:span text:style-name="T107">: utilizado para recopilar información de un ordenador o dispositivo informático y transmitir la información a una entidad externa sin el permiso del dueño del ordenador.</text:span></text:p>
        <text:p text:style-name="P108">Malware: es un termino amplio que describe cualquier programa o codigo malicioso que es dañino para los sistemas(en resumen seria los virus informaticos).</text:p>
        <text:p text:style-name="P109"/>
        <text:p text:style-name="PreformattedText"><text:bookmark-start text:name="_Toc53916753"/><text:span text:style-name="Título3Car">Ransomware</text:span><text:bookmark-end text:name="_Toc53916753"/><text:span text:style-name="T110">: tiene la capacidad de bloquear la pantalla de una computadora o cifrar archivos importantes predeterminados con una contraseña.</text:span></text:p>
        <text:p text:style-name="P111"/>
        <text:p text:style-name="P112"/>
        <text:p text:style-name="P113"/>
        <text:p text:style-name="P114"/>
        <text:p text:style-name="PreformattedText"><text:bookmark-start text:name="_Toc53916754"/><text:soft-page-break/><text:span text:style-name="Título3Car">Gusanos</text:span><text:bookmark-end text:name="_Toc53916754"/><text:span text:style-name="T115">: este software malicioso suele utilizar una red informática para propagarse, aprovechando las fallas de seguridad en la computadora de destino para acceder a ella.</text:span></text:p>
        <text:p text:style-name="P116"/>
        <text:p text:style-name="PreformattedText"><text:bookmark-start text:name="_Toc53916755"/><text:span text:style-name="Título3Car">Troyano</text:span><text:bookmark-end text:name="_Toc53916755"/><text:span text:style-name="T117">: un malware que se presenta al usuario como un programa aparentemente legítimo e inofensivo, pero que, al ejecutarlo, le brinda a un atacante acceso remoto al equipo infectado.</text:span></text:p>
        <text:p text:style-name="P118"/>
        <text:p text:style-name="PreformattedText"><text:bookmark-start text:name="_Toc53916756"/><text:span text:style-name="Título3Car">Denegación de servicio</text:span><text:bookmark-end text:name="_Toc53916756"/><text:span text:style-name="T119">: <text:s/>es pedir peticiones a un servicio haciendo que el ancho de banda de la red sufra una caída o sobrecarga, impidiendo entrar a esa pagina o servicio web.</text:span></text:p>
        <text:p text:style-name="P120"/>
        <text:p text:style-name="PreformattedText"><text:bookmark-start text:name="_Toc53916757"/><text:span text:style-name="Título3Car">Puerta trasera</text:span><text:bookmark-end text:name="_Toc53916757"/><text:span text:style-name="T121">:</text:span><text:span text:style-name="T122"><text:s/>se puede considerar como una manera de entrar sin ser detectado o evitando los sistemas de autentificación, para provechar y utilizara malwares o espionajes.</text:span></text:p>
        <text:p text:style-name="PreformattedText"><text:bookmark-start text:name="_Toc53916758"/><text:soft-page-break/><text:span text:style-name="Título3Car">Phishing</text:span><text:bookmark-end text:name="_Toc53916758"/><text:span text:style-name="T123">:</text:span><text:span text:style-name="T124"><text:s text:c="2"/>es un ordenador atacante que se encuentra en el medio de la red, escuchando todo lo que pasa a su red y asi captar informacion de los usuarios conectados.</text:span></text:p>
        <text:p text:style-name="P125"/>
        <text:p text:style-name="PreformattedText"><text:bookmark-start text:name="_Toc53916759"/><text:span text:style-name="Título3Car">Darknets</text:span><text:bookmark-end text:name="_Toc53916759"/><text:span text:style-name="T126"><text:s/></text:span><text:span text:style-name="T127">o deep web, comercio de vulnerabilidades:</text:span><text:span text:style-name="T128"><text:s/>se trata del comercio de vulnerabilidades 0days, que aun no han sido descubiertos o como contratacarlo, y contienen diferentes propósitos, como utilizarlo para fines malignos o para hacer que deje de ser una amenaza ese malware.</text:span></text:p>
        <text:p text:style-name="P129"/>
        <text:p text:style-name="PreformattedText"><text:bookmark-start text:name="_Toc53916760"/><text:span text:style-name="Título3Car">Bombas logicas</text:span><text:bookmark-end text:name="_Toc53916760"/><text:span text:style-name="T130"><text:s/>o de tiempo: 12-hoax:</text:span><text:span text:style-name="T131"><text:s/>es una forma de eliminar todos los ficheros dependiendo de las horas que le dio el atacante, y se puede utilizar para enviar la información cifrada al ordenador del atacante.</text:span></text:p>
        <text:p text:style-name="P132"/>
      </text:section>
      <text:section text:name="Sect10" text:style-name="S10">
        <text:p text:style-name="P133"/>
        <text:p text:style-name="P134"/>
        <text:p text:style-name="P135"><text:bookmark-start text:name="_Toc53916761"/><text:span text:style-name="Título2Car">Compara Los Siguientes Tipos De Antivirus E Indica Las Ventajas De Cada Uno De Ellos</text:span><text:bookmark-end text:name="_Toc53916761"/><text:span text:style-name="T136">.</text:span></text:p>
        <table:table table:style-name="Table137">
          <table:table-columns>
            <table:table-column table:style-name="TableColumn138"/>
            <table:table-column table:style-name="TableColumn139"/>
            <table:table-column table:style-name="TableColumn140"/>
            <table:table-column table:style-name="TableColumn141"/>
          </table:table-columns>
          <table:table-row table:style-name="TableRow142">
            <table:table-cell table:style-name="TableCell143">
              <text:p text:style-name="P144">Recursos</text:p>
            </table:table-cell>
            <table:table-cell table:style-name="TableCell145">
              <text:p text:style-name="P146">Kaspersky</text:p>
            </table:table-cell>
            <table:table-cell table:style-name="TableCell147">
              <text:p text:style-name="P148">Nod 32</text:p>
            </table:table-cell>
            <table:table-cell table:style-name="TableCell149">
              <text:p text:style-name="P150">Mcafee</text:p>
            </table:table-cell>
          </table:table-row>
          <table:table-row table:style-name="TableRow151">
            <table:table-cell table:style-name="TableCell152">
              <text:p text:style-name="P153">Prevención de virus y protección tiempo real</text:p>
              <text:p text:style-name="P154"/>
            </table:table-cell>
            <table:table-cell table:style-name="TableCell155">
              <text:p text:style-name="P156">Es capaz de eliminar todas las amenazas con facilidad, pero no contiene un escaneo USB.</text:p>
            </table:table-cell>
            <table:table-cell table:style-name="TableCell157">
              <text:p text:style-name="P158">Escanea automáticamente los usb, funciona bien en la eliminación de los virus en tiempo real.</text:p>
            </table:table-cell>
            <table:table-cell table:style-name="TableCell159">
              <text:p text:style-name="P160">Contiene una protección contra virus spyware, gusanos troyanos y otros programas maliciosos.</text:p>
            </table:table-cell>
          </table:table-row>
          <table:table-row table:style-name="TableRow161">
            <table:table-cell table:style-name="TableCell162">
              <text:p text:style-name="P163">Interfaz de usuario y soporte técnico</text:p>
              <text:p text:style-name="P164"/>
            </table:table-cell>
            <table:table-cell table:style-name="TableCell165">
              <text:p text:style-name="P166">Es fácil de utilizar y contiene un soporte telefónico y una serie muy completa para solucionar problemas básicos.</text:p>
            </table:table-cell>
            <table:table-cell table:style-name="TableCell167">
              <text:p text:style-name="P168">El soporte técnico de ESET se encuentra entre los mejores que probamos e incluso incluye ayuda gratuita con la eliminación de virus si está infectado.</text:p>
            </table:table-cell>
            <table:table-cell table:style-name="TableCell169">
              <text:p text:style-name="P170">Atención al cliente 24hora</text:p>
              <text:p text:style-name="P171"/>
            </table:table-cell>
          </table:table-row>
          <table:table-row table:style-name="TableRow172">
            <table:table-cell table:style-name="TableCell173">
              <text:p text:style-name="P174">Funciones adicionales</text:p>
              <text:p text:style-name="P175"/>
            </table:table-cell>
            <table:table-cell table:style-name="TableCell176">
              <text:p text:style-name="P177">Ofrece una protección de navegación, pero no tiene funciones de correo electrónicos ni de chat.</text:p>
            </table:table-cell>
            <table:table-cell table:style-name="TableCell178">
              <text:p text:style-name="P179">Ofrece protección en linea, haciendo que su protección sea muy fuerte en correos electrónicos.</text:p>
            </table:table-cell>
            <table:table-cell table:style-name="TableCell180">
              <text:p text:style-name="P181">Contiene una función gratis, protege en linea,</text:p>
              <text:p text:style-name="P182"/>
            </table:table-cell>
          </table:table-row>
          <table:table-row table:style-name="TableRow183">
            <table:table-cell table:style-name="TableCell184">
              <text:p text:style-name="P185">Garantía de devolución de dinero y precios</text:p>
            </table:table-cell>
            <table:table-cell table:style-name="TableCell186">
              <text:p text:style-name="P187">14dias la garantía</text:p>
              <text:p text:style-name="P188">60$</text:p>
            </table:table-cell>
            <table:table-cell table:style-name="TableCell189">
              <text:p text:style-name="P190">14 días de garantía</text:p>
              <text:p text:style-name="P191">40$</text:p>
            </table:table-cell>
            <table:table-cell table:style-name="TableCell192">
              <text:p text:style-name="P193">39$</text:p>
            </table:table-cell>
          </table:table-row>
        </table:table>
        <text:p text:style-name="P194"/>
        <text:h text:style-name="P195" text:outline-level="2"/>
        <text:h text:style-name="P196" text:outline-level="2"><text:bookmark-start text:name="_Toc53916762"/>Investiga En Que Consistían Los Siguientes Virus.<text:bookmark-end text:name="_Toc53916762"/></text:h>
        <text:p text:style-name="P197"/>
      </text:section>
      <text:section text:name="Sect11" text:style-name="S11">
        <text:p text:style-name="PreformattedText"><text:bookmark-start text:name="_Toc53916763"/><text:soft-page-break/><text:span text:style-name="Título3Car">Morris (1988)</text:span><text:bookmark-end text:name="_Toc53916763"/><text:span text:style-name="T198"><text:s/>:</text:span><text:span text:style-name="T199"><text:s/>no estaba diseñado para causar daños, fue programado para la autorreplicación. Sin embargo, un bug en el código permitía al gusano infectar múltiples veces a una misma máquina, lo que hizo que se colgaran miles de ordenadores, ya que las réplicas del gusano llenaban la memoria de los mismos.</text:span></text:p>
        <text:p text:style-name="P200"/>
        <text:p text:style-name="PreformattedText"><text:bookmark-start text:name="_Toc53916764"/><text:span text:style-name="Título3Car">CIH/Chernobyl (1998):</text:span><text:bookmark-end text:name="_Toc53916764"/><text:span text:style-name="T201"><text:s/>permitía la modificación de la BIOS haciendo capas de que el ordenador no funcionara mas, y se realizo este virus para probar que los antivirus no estaba tan preparados.</text:span></text:p>
        <text:p text:style-name="P202"/>
        <text:p text:style-name="PreformattedText"><text:bookmark-start text:name="_Toc53916765"/><text:span text:style-name="Título3Car">Melissa (1999)</text:span><text:bookmark-end text:name="_Toc53916765"/><text:span text:style-name="T203"><text:s/>:</text:span><text:span text:style-name="T204"><text:s/>infecta archivos word aprovechando su capacidad para ejecutar scripts permitiendo el control(troyano)</text:span></text:p>
        <text:p text:style-name="P205"/>
        <text:p text:style-name="P206"><text:bookmark-start text:name="_Toc53916766"/><text:soft-page-break/><text:span text:style-name="Título3Car">I love you (2000)</text:span><text:bookmark-end text:name="_Toc53916766"/><text:span text:style-name="T207"><text:s/>:</text:span><text:span text:style-name="T208"><text:s text:c="2"/>es un gusano informático que al estar infectado por cliente, este se enviaba a todo los contactos de los correos electrónicos provocando perdidas de información</text:span></text:p>
        <text:p text:style-name="P209"/>
        <text:p text:style-name="PreformattedText"><text:bookmark-start text:name="_Toc53916767"/><text:span text:style-name="Título3Car">Mydoom (2004)</text:span><text:bookmark-end text:name="_Toc53916767"/><text:span text:style-name="T210"><text:s/>:</text:span><text:span text:style-name="T211"><text:s text:c="2"/>es un gusano informático que se propagaba por los correos electronicos.</text:span></text:p>
        <text:p text:style-name="P212"/>
        <text:p text:style-name="PreformattedText"><text:bookmark-start text:name="_Toc53916768"/><text:span text:style-name="Título3Car">Conficker (2008)</text:span><text:bookmark-end text:name="_Toc53916768"/><text:span text:style-name="T213"><text:s/>:</text:span><text:span text:style-name="T214"><text:s text:c="2"/>estaba diseñado para explotar una vulnerabilidad en el servidor de Windows que permitía ejecutar remotamente códigos.</text:span></text:p>
        <text:p text:style-name="P215"/>
        <text:p text:style-name="PreformattedText"><text:bookmark-start text:name="_Toc53916769"/><text:span text:style-name="Título3Car">WannaCry (2017)</text:span><text:bookmark-end text:name="_Toc53916769"/><text:span text:style-name="T216"><text:s/></text:span><text:span text:style-name="T217">:</text:span><text:span text:style-name="T218"><text:s/>es un wansomware cifro a muchos ordenadores haciendo que muchos usuarios pagaran para no perder la información.</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font-weight="bold" style:font-weight-asian="bold" fo:color="#538135" fo:font-size="20pt" style:font-size-asian="20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font-weight="bold" style:font-weight-asian="bold" fo:color="#000000" fo:font-size="14pt" style:font-size-asian="14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font-weight="bold" style:font-weight-asian="bold" fo:color="#000000"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weight="bold" style:font-weight-asian="bold" fo:font-style="italic" style:font-style-asian="italic" style:font-style-complex="italic"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ítulo1Car" style:display-name="Título 1 Car" style:family="text" style:parent-style-name="Fuentedepárrafopredeter.">
      <style:text-properties style:font-name="Calibri Light" style:font-name-asian="Times New Roman" style:font-name-complex="Mangal" fo:font-weight="bold" style:font-weight-asian="bold" fo:color="#538135" fo:font-size="20pt" style:font-size-asian="20pt" style:font-size-complex="14.5pt"/>
    </style:style>
    <style:style style:name="Título2Car" style:display-name="Título 2 Car" style:family="text" style:parent-style-name="Fuentedepárrafopredeter.">
      <style:text-properties style:font-name="Calibri Light" style:font-name-asian="Times New Roman" style:font-name-complex="Mangal" fo:font-weight="bold" style:font-weight-asian="bold" fo:color="#000000" fo:font-size="14pt" style:font-size-asian="14pt" style:font-size-complex="11.5pt"/>
    </style:style>
    <style:style style:name="Título3Car" style:display-name="Título 3 Car" style:family="text" style:parent-style-name="Fuentedepárrafopredeter.">
      <style:text-properties style:font-name="Calibri Light" style:font-name-asian="Times New Roman" style:font-name-complex="Mangal" fo:font-weight="bold" style:font-weight-asian="bold" fo:color="#000000" style:font-size-complex="10.5pt"/>
    </style:style>
    <style:style style:name="Título4Car" style:display-name="Título 4 Car" style:family="text" style:parent-style-name="Fuentedepárrafopredeter.">
      <style:text-properties style:font-name="Calibri Light" style:font-name-asian="Times New Roman" style:font-name-complex="Mangal" fo:font-weight="bold" style:font-weight-asian="bold" fo:font-style="italic" style:font-style-asian="italic" style:font-style-complex="italic" style:font-size-complex="10.5pt"/>
    </style:style>
    <style:style style:name="Sinespaciado" style:display-name="Sin espaciado" style:family="paragraph">
      <style:text-properties style:font-name-complex="Mangal" style:font-size-complex="10.5pt" fo:hyphenate="false"/>
    </style:style>
    <style:style style:name="TítuloTDC" style:display-name="Título TDC" style:family="paragraph" style:parent-style-name="Título1" style:next-style-name="Normal">
      <style:paragraph-properties fo:widows="2" fo:orphans="2" style:vertical-align="auto" fo:line-height="107%"/>
      <style:text-properties style:font-name-complex="Times New Roman" style:letter-kerning="false" style:font-size-complex="16pt" style:language-asian="es" style:country-asian="ES" style:language-complex="ar" style:country-complex="SA" fo:hyphenate="true"/>
    </style:style>
    <style:style style:name="TDC1" style:display-name="TDC 1" style:family="paragraph" style:parent-style-name="Normal" style:next-style-name="Normal" style:auto-update="true">
      <style:paragraph-properties fo:margin-bottom="0.0694in">
        <style:tab-stops>
          <style:tab-stop style:type="left" style:position="0.3333in"/>
          <style:tab-stop style:type="right" style:leader-style="dotted" style:leader-text="." style:position="6.6861in"/>
        </style:tab-stops>
      </style:paragraph-properties>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line-height="150%" fo:margin-left="0.3333in">
        <style:tab-stops>
          <style:tab-stop style:type="right" style:leader-style="dotted" style:leader-text="." style:position="6.3527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3" style:parent-style-name="Fuentedepárrafopredeter." style:family="text">
      <style:text-properties fo:font-weight="bold" style:font-weight-asian="bold" fo:color="#8496B0" fo:letter-spacing="0.0416in"/>
    </style:style>
    <style:style style:name="T4" style:parent-style-name="Fuentedepárrafopredeter." style:family="text">
      <style:text-properties fo:font-weight="bold" style:font-weight-asian="bold" fo:color="#8496B0"/>
    </style:style>
    <style:style style:name="T5" style:parent-style-name="Fuentedepárrafopredeter." style:family="text">
      <style:text-properties fo:font-weight="bold" style:font-weight-asian="bold" fo:color="#323E4F"/>
    </style:style>
    <style:style style:name="T6" style:parent-style-name="Fuentedepárrafopredeter." style:family="text">
      <style:text-properties fo:font-weight="bold" style:font-weight-asian="bold" fo:color="#323E4F"/>
    </style:style>
    <style:style style:name="T7" style:parent-style-name="Fuentedepárrafopredeter." style:family="text">
      <style:text-properties fo:font-weight="bold" style:font-weight-asian="bold" fo:color="#323E4F"/>
    </style:style>
    <style:style style:name="P8" style:parent-style-name="Normal" style:family="paragraph">
      <style:text-properties fo:font-size="8pt" style:font-size-asian="8pt" style:font-size-complex="8pt"/>
    </style:style>
    <style:style style:name="P9" style:parent-style-name="Piedepágina" style:family="paragraph">
      <style:text-properties fo:font-size="9pt" style:font-size-asian="9pt" style:font-size-complex="9pt"/>
    </style:style>
  </office:automatic-styles>
  <office:master-styles>
    <style:master-page style:name="MP0" style:page-layout-name="PL0">
      <style:footer>
        <text:p text:style-name="P2"><text:span text:style-name="T3">Página</text:span><text:span text:style-name="T4"><text:s/></text:span><text:span text:style-name="T5"><text:page-number text:fixed="false">6</text:page-number></text:span><text:span text:style-name="T6"><text:s/>|<text:s/></text:span><text:span text:style-name="T7"><text:page-count style:num-format="1">6</text:page-count></text:span></text:p>
        <text:p text:style-name="P8">CUESTIONARIOS SOBRE LOS VIRUS INFORMÁTICOS</text:p>
        <text:p text:style-name="P9">Daniel Alejandro Suarez Soto</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niel Alejandro Suárez Soto</dc:creator>
    <meta:creation-date>2020-10-11T12:17:00Z</meta:creation-date>
    <dc:date>2020-10-18T10:32:00Z</dc:date>
    <meta:template xlink:href="Normal.dotm" xlink:type="simple"/>
    <meta:editing-cycles>8</meta:editing-cycles>
    <meta:editing-duration>PT2580S</meta:editing-duration>
    <meta:document-statistic meta:page-count="6" meta:paragraph-count="26" meta:word-count="2026" meta:character-count="13146" meta:row-count="92" meta:non-whitespace-character-count="11146"/>
  </office:meta>
</office:document-meta>
</file>